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U_43mps-Elbow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vg(U (0))</text:p>
          </table:table-cell>
          <table:table-cell office:value-type="string" calcext:value-type="string">
            <text:p>avg(U (1))</text:p>
          </table:table-cell>
          <table:table-cell office:value-type="string" calcext:value-type="string">
            <text:p>avg(U (2))</text:p>
          </table:table-cell>
          <table:table-cell/>
          <table:table-cell office:value-type="string" calcext:value-type="string">
            <text:p>grad_X</text:p>
          </table:table-cell>
          <table:table-cell office:value-type="string" calcext:value-type="string">
            <text:p>grad_Y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.1935" calcext:value-type="float">
            <text:p>30.1935</text:p>
          </table:table-cell>
          <table:table-cell office:value-type="float" office:value="-30.1935" calcext:value-type="float">
            <text:p>-30.19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7.6545" calcext:value-type="float">
            <text:p>27.6545</text:p>
          </table:table-cell>
          <table:table-cell office:value-type="float" office:value="-27.1588" calcext:value-type="float">
            <text:p>-27.1588</text:p>
          </table:table-cell>
          <table:table-cell office:value-type="float" office:value="-3.44053E-016" calcext:value-type="float">
            <text:p>-3.44053E-16</text:p>
          </table:table-cell>
          <table:table-cell table:number-columns-repeated="3"/>
          <table:table-cell table:formula="of:=MIN([.F3:.F56])" office:value-type="float" office:value="-273.82" calcext:value-type="float">
            <text:p>-273.82</text:p>
          </table:table-cell>
          <table:table-cell table:formula="of:=MAX([.G3:.G56])" office:value-type="float" office:value="268.2" calcext:value-type="float">
            <text:p>268.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8.4228" calcext:value-type="float">
            <text:p>28.4228</text:p>
          </table:table-cell>
          <table:table-cell office:value-type="float" office:value="-27.363" calcext:value-type="float">
            <text:p>-27.363</text:p>
          </table:table-cell>
          <table:table-cell office:value-type="float" office:value="-3.52015E-016" calcext:value-type="float">
            <text:p>-3.52015E-16</text:p>
          </table:table-cell>
          <table:table-cell/>
          <table:table-cell table:formula="of:=([.B4]-[.B3])/([.A4]-[.A3])" office:value-type="float" office:value="76.83" calcext:value-type="float">
            <text:p>76.83</text:p>
          </table:table-cell>
          <table:table-cell table:formula="of:=([.C4]-[.C3])/([.A4]-[.A3])" office:value-type="float" office:value="-20.42" calcext:value-type="float">
            <text:p>-20.42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8.246" calcext:value-type="float">
            <text:p>28.246</text:p>
          </table:table-cell>
          <table:table-cell office:value-type="float" office:value="-27.4672" calcext:value-type="float">
            <text:p>-27.4672</text:p>
          </table:table-cell>
          <table:table-cell office:value-type="float" office:value="-3.46578E-016" calcext:value-type="float">
            <text:p>-3.46578E-16</text:p>
          </table:table-cell>
          <table:table-cell/>
          <table:table-cell table:formula="of:=([.B5]-[.B4])/([.A5]-[.A4])" office:value-type="float" office:value="-17.68" calcext:value-type="float">
            <text:p>-17.68</text:p>
          </table:table-cell>
          <table:table-cell table:formula="of:=([.C5]-[.C4])/([.A5]-[.A4])" office:value-type="float" office:value="-10.4199999999999" calcext:value-type="float">
            <text:p>-10.42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8.3015" calcext:value-type="float">
            <text:p>28.3015</text:p>
          </table:table-cell>
          <table:table-cell office:value-type="float" office:value="-27.6631" calcext:value-type="float">
            <text:p>-27.6631</text:p>
          </table:table-cell>
          <table:table-cell office:value-type="float" office:value="-3.44859E-016" calcext:value-type="float">
            <text:p>-3.44859E-16</text:p>
          </table:table-cell>
          <table:table-cell/>
          <table:table-cell table:formula="of:=([.B6]-[.B5])/([.A6]-[.A5])" office:value-type="float" office:value="5.55000000000021" calcext:value-type="float">
            <text:p>5.55</text:p>
          </table:table-cell>
          <table:table-cell table:formula="of:=([.C6]-[.C5])/([.A6]-[.A5])" office:value-type="float" office:value="-19.5900000000002" calcext:value-type="float">
            <text:p>-19.59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8.2491" calcext:value-type="float">
            <text:p>28.2491</text:p>
          </table:table-cell>
          <table:table-cell office:value-type="float" office:value="-27.6547" calcext:value-type="float">
            <text:p>-27.6547</text:p>
          </table:table-cell>
          <table:table-cell office:value-type="float" office:value="-3.45331E-016" calcext:value-type="float">
            <text:p>-3.45331E-16</text:p>
          </table:table-cell>
          <table:table-cell/>
          <table:table-cell table:formula="of:=([.B7]-[.B6])/([.A7]-[.A6])" office:value-type="float" office:value="-5.24000000000022" calcext:value-type="float">
            <text:p>-5.24</text:p>
          </table:table-cell>
          <table:table-cell table:formula="of:=([.C7]-[.C6])/([.A7]-[.A6])" office:value-type="float" office:value="0.84000000000017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8.1397" calcext:value-type="float">
            <text:p>28.1397</text:p>
          </table:table-cell>
          <table:table-cell office:value-type="float" office:value="-27.5477" calcext:value-type="float">
            <text:p>-27.5477</text:p>
          </table:table-cell>
          <table:table-cell office:value-type="float" office:value="-3.45886E-016" calcext:value-type="float">
            <text:p>-3.45886E-16</text:p>
          </table:table-cell>
          <table:table-cell/>
          <table:table-cell table:formula="of:=([.B8]-[.B7])/([.A8]-[.A7])" office:value-type="float" office:value="-10.9399999999997" calcext:value-type="float">
            <text:p>-10.94</text:p>
          </table:table-cell>
          <table:table-cell table:formula="of:=([.C8]-[.C7])/([.A8]-[.A7])" office:value-type="float" office:value="10.6999999999999" calcext:value-type="float">
            <text:p>10.7</text:p>
          </table:table-cell>
          <table:table-cell table:number-columns-repeated="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28.1187" calcext:value-type="float">
            <text:p>28.1187</text:p>
          </table:table-cell>
          <table:table-cell office:value-type="float" office:value="-27.5593" calcext:value-type="float">
            <text:p>-27.5593</text:p>
          </table:table-cell>
          <table:table-cell office:value-type="float" office:value="-3.45828E-016" calcext:value-type="float">
            <text:p>-3.45828E-16</text:p>
          </table:table-cell>
          <table:table-cell/>
          <table:table-cell table:formula="of:=([.B9]-[.B8])/([.A9]-[.A8])" office:value-type="float" office:value="-2.10000000000008" calcext:value-type="float">
            <text:p>-2.1</text:p>
          </table:table-cell>
          <table:table-cell table:formula="of:=([.C9]-[.C8])/([.A9]-[.A8])" office:value-type="float" office:value="-1.16000000000014" calcext:value-type="float">
            <text:p>-1.16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8.0892" calcext:value-type="float">
            <text:p>28.0892</text:p>
          </table:table-cell>
          <table:table-cell office:value-type="float" office:value="-27.5272" calcext:value-type="float">
            <text:p>-27.5272</text:p>
          </table:table-cell>
          <table:table-cell office:value-type="float" office:value="-3.45952E-016" calcext:value-type="float">
            <text:p>-3.45952E-16</text:p>
          </table:table-cell>
          <table:table-cell/>
          <table:table-cell table:formula="of:=([.B10]-[.B9])/([.A10]-[.A9])" office:value-type="float" office:value="-2.94999999999988" calcext:value-type="float">
            <text:p>-2.95</text:p>
          </table:table-cell>
          <table:table-cell table:formula="of:=([.C10]-[.C9])/([.A10]-[.A9])" office:value-type="float" office:value="3.20999999999998" calcext:value-type="float">
            <text:p>3.21</text:p>
          </table:table-cell>
          <table:table-cell table:number-columns-repeated="2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28.0719" calcext:value-type="float">
            <text:p>28.0719</text:p>
          </table:table-cell>
          <table:table-cell office:value-type="float" office:value="-27.4967" calcext:value-type="float">
            <text:p>-27.4967</text:p>
          </table:table-cell>
          <table:table-cell office:value-type="float" office:value="-3.46006E-016" calcext:value-type="float">
            <text:p>-3.46006E-16</text:p>
          </table:table-cell>
          <table:table-cell/>
          <table:table-cell table:formula="of:=([.B11]-[.B10])/([.A11]-[.A10])" office:value-type="float" office:value="-1.73000000000023" calcext:value-type="float">
            <text:p>-1.73</text:p>
          </table:table-cell>
          <table:table-cell table:formula="of:=([.C11]-[.C10])/([.A11]-[.A10])" office:value-type="float" office:value="3.05" calcext:value-type="float">
            <text:p>3.0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8.1393" calcext:value-type="float">
            <text:p>28.1393</text:p>
          </table:table-cell>
          <table:table-cell office:value-type="float" office:value="-27.5697" calcext:value-type="float">
            <text:p>-27.5697</text:p>
          </table:table-cell>
          <table:table-cell office:value-type="float" office:value="-3.45777E-016" calcext:value-type="float">
            <text:p>-3.45777E-16</text:p>
          </table:table-cell>
          <table:table-cell/>
          <table:table-cell table:formula="of:=([.B12]-[.B11])/([.A12]-[.A11])" office:value-type="float" office:value="6.73999999999992" calcext:value-type="float">
            <text:p>6.74</text:p>
          </table:table-cell>
          <table:table-cell table:formula="of:=([.C12]-[.C11])/([.A12]-[.A11])" office:value-type="float" office:value="-7.30000000000003" calcext:value-type="float">
            <text:p>-7.3</text:p>
          </table:table-cell>
          <table:table-cell table:number-columns-repeated="2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28.1415" calcext:value-type="float">
            <text:p>28.1415</text:p>
          </table:table-cell>
          <table:table-cell office:value-type="float" office:value="-27.5711" calcext:value-type="float">
            <text:p>-27.5711</text:p>
          </table:table-cell>
          <table:table-cell office:value-type="float" office:value="-3.45763E-016" calcext:value-type="float">
            <text:p>-3.45763E-16</text:p>
          </table:table-cell>
          <table:table-cell/>
          <table:table-cell table:formula="of:=([.B13]-[.B12])/([.A13]-[.A12])" office:value-type="float" office:value="0.220000000000198" calcext:value-type="float">
            <text:p>0.22</text:p>
          </table:table-cell>
          <table:table-cell table:formula="of:=([.C13]-[.C12])/([.A13]-[.A12])" office:value-type="float" office:value="-0.140000000000029" calcext:value-type="float">
            <text:p>-0.14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8.143" calcext:value-type="float">
            <text:p>28.143</text:p>
          </table:table-cell>
          <table:table-cell office:value-type="float" office:value="-27.5728" calcext:value-type="float">
            <text:p>-27.5728</text:p>
          </table:table-cell>
          <table:table-cell office:value-type="float" office:value="-3.45745E-016" calcext:value-type="float">
            <text:p>-3.45745E-16</text:p>
          </table:table-cell>
          <table:table-cell/>
          <table:table-cell table:formula="of:=([.B14]-[.B13])/([.A14]-[.A13])" office:value-type="float" office:value="0.150000000000006" calcext:value-type="float">
            <text:p>0.15</text:p>
          </table:table-cell>
          <table:table-cell table:formula="of:=([.C14]-[.C13])/([.A14]-[.A13])" office:value-type="float" office:value="-0.169999999999959" calcext:value-type="float">
            <text:p>-0.17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28.1435" calcext:value-type="float">
            <text:p>28.1435</text:p>
          </table:table-cell>
          <table:table-cell office:value-type="float" office:value="-27.5733" calcext:value-type="float">
            <text:p>-27.5733</text:p>
          </table:table-cell>
          <table:table-cell office:value-type="float" office:value="-3.45735E-016" calcext:value-type="float">
            <text:p>-3.45735E-16</text:p>
          </table:table-cell>
          <table:table-cell/>
          <table:table-cell table:formula="of:=([.B15]-[.B14])/([.A15]-[.A14])" office:value-type="float" office:value="0.0499999999998834" calcext:value-type="float">
            <text:p>0.05</text:p>
          </table:table-cell>
          <table:table-cell table:formula="of:=([.C15]-[.C14])/([.A15]-[.A14])" office:value-type="float" office:value="-0.0499999999998834" calcext:value-type="float">
            <text:p>-0.05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8.1425" calcext:value-type="float">
            <text:p>28.1425</text:p>
          </table:table-cell>
          <table:table-cell office:value-type="float" office:value="-27.5723" calcext:value-type="float">
            <text:p>-27.5723</text:p>
          </table:table-cell>
          <table:table-cell office:value-type="float" office:value="-3.45732E-016" calcext:value-type="float">
            <text:p>-3.45732E-16</text:p>
          </table:table-cell>
          <table:table-cell/>
          <table:table-cell table:formula="of:=([.B16]-[.B15])/([.A16]-[.A15])" office:value-type="float" office:value="-0.100000000000122" calcext:value-type="float">
            <text:p>-0.1</text:p>
          </table:table-cell>
          <table:table-cell table:formula="of:=([.C16]-[.C15])/([.A16]-[.A15])" office:value-type="float" office:value="0.100000000000122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28.1425" calcext:value-type="float">
            <text:p>28.1425</text:p>
          </table:table-cell>
          <table:table-cell office:value-type="float" office:value="-27.5724" calcext:value-type="float">
            <text:p>-27.5724</text:p>
          </table:table-cell>
          <table:table-cell office:value-type="float" office:value="-3.4572E-016" calcext:value-type="float">
            <text:p>-3.4572E-16</text:p>
          </table:table-cell>
          <table:table-cell/>
          <table:table-cell table:formula="of:=([.B17]-[.B16])/([.A17]-[.A16])" office:value-type="float" office:value="0" calcext:value-type="float">
            <text:p>0</text:p>
          </table:table-cell>
          <table:table-cell table:formula="of:=([.C17]-[.C16])/([.A17]-[.A16])" office:value-type="float" office:value="-0.010000000000332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8.142" calcext:value-type="float">
            <text:p>28.142</text:p>
          </table:table-cell>
          <table:table-cell office:value-type="float" office:value="-27.5719" calcext:value-type="float">
            <text:p>-27.5719</text:p>
          </table:table-cell>
          <table:table-cell office:value-type="float" office:value="-3.45712E-016" calcext:value-type="float">
            <text:p>-3.45712E-16</text:p>
          </table:table-cell>
          <table:table-cell/>
          <table:table-cell table:formula="of:=([.B18]-[.B17])/([.A18]-[.A17])" office:value-type="float" office:value="-0.0499999999998834" calcext:value-type="float">
            <text:p>-0.05</text:p>
          </table:table-cell>
          <table:table-cell table:formula="of:=([.C18]-[.C17])/([.A18]-[.A17])" office:value-type="float" office:value="0.0500000000002387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28.141" calcext:value-type="float">
            <text:p>28.141</text:p>
          </table:table-cell>
          <table:table-cell office:value-type="float" office:value="-27.5709" calcext:value-type="float">
            <text:p>-27.5709</text:p>
          </table:table-cell>
          <table:table-cell office:value-type="float" office:value="-3.45706E-016" calcext:value-type="float">
            <text:p>-3.45706E-16</text:p>
          </table:table-cell>
          <table:table-cell/>
          <table:table-cell table:formula="of:=([.B19]-[.B18])/([.A19]-[.A18])" office:value-type="float" office:value="-0.100000000000122" calcext:value-type="float">
            <text:p>-0.1</text:p>
          </table:table-cell>
          <table:table-cell table:formula="of:=([.C19]-[.C18])/([.A19]-[.A18])" office:value-type="float" office:value="0.0999999999997669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8.1406" calcext:value-type="float">
            <text:p>28.1406</text:p>
          </table:table-cell>
          <table:table-cell office:value-type="float" office:value="-27.5706" calcext:value-type="float">
            <text:p>-27.5706</text:p>
          </table:table-cell>
          <table:table-cell office:value-type="float" office:value="-3.45701E-016" calcext:value-type="float">
            <text:p>-3.45701E-16</text:p>
          </table:table-cell>
          <table:table-cell/>
          <table:table-cell table:formula="of:=([.B20]-[.B19])/([.A20]-[.A19])" office:value-type="float" office:value="-0.0399999999999069" calcext:value-type="float">
            <text:p>-0.04</text:p>
          </table:table-cell>
          <table:table-cell table:formula="of:=([.C20]-[.C19])/([.A20]-[.A19])" office:value-type="float" office:value="0.0300000000002854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28.14" calcext:value-type="float">
            <text:p>28.14</text:p>
          </table:table-cell>
          <table:table-cell office:value-type="float" office:value="-27.5701" calcext:value-type="float">
            <text:p>-27.5701</text:p>
          </table:table-cell>
          <table:table-cell office:value-type="float" office:value="-3.45692E-016" calcext:value-type="float">
            <text:p>-3.45692E-16</text:p>
          </table:table-cell>
          <table:table-cell/>
          <table:table-cell table:formula="of:=([.B21]-[.B20])/([.A21]-[.A20])" office:value-type="float" office:value="-0.0599999999998601" calcext:value-type="float">
            <text:p>-0.06</text:p>
          </table:table-cell>
          <table:table-cell table:formula="of:=([.C21]-[.C20])/([.A21]-[.A20])" office:value-type="float" office:value="0.0499999999998834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8.1393" calcext:value-type="float">
            <text:p>28.1393</text:p>
          </table:table-cell>
          <table:table-cell office:value-type="float" office:value="-27.5695" calcext:value-type="float">
            <text:p>-27.5695</text:p>
          </table:table-cell>
          <table:table-cell office:value-type="float" office:value="-3.45686E-016" calcext:value-type="float">
            <text:p>-3.45686E-16</text:p>
          </table:table-cell>
          <table:table-cell/>
          <table:table-cell table:formula="of:=([.B22]-[.B21])/([.A22]-[.A21])" office:value-type="float" office:value="-0.0700000000001921" calcext:value-type="float">
            <text:p>-0.07</text:p>
          </table:table-cell>
          <table:table-cell table:formula="of:=([.C22]-[.C21])/([.A22]-[.A21])" office:value-type="float" office:value="0.0599999999998601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28.1392" calcext:value-type="float">
            <text:p>28.1392</text:p>
          </table:table-cell>
          <table:table-cell office:value-type="float" office:value="-27.5694" calcext:value-type="float">
            <text:p>-27.5694</text:p>
          </table:table-cell>
          <table:table-cell office:value-type="float" office:value="-3.45678E-016" calcext:value-type="float">
            <text:p>-3.45678E-16</text:p>
          </table:table-cell>
          <table:table-cell/>
          <table:table-cell table:formula="of:=([.B23]-[.B22])/([.A23]-[.A22])" office:value-type="float" office:value="-0.00999999999997671" calcext:value-type="float">
            <text:p>-0.01</text:p>
          </table:table-cell>
          <table:table-cell table:formula="of:=([.C23]-[.C22])/([.A23]-[.A22])" office:value-type="float" office:value="0.0099999999999767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8.1458" calcext:value-type="float">
            <text:p>28.1458</text:p>
          </table:table-cell>
          <table:table-cell office:value-type="float" office:value="-27.5751" calcext:value-type="float">
            <text:p>-27.5751</text:p>
          </table:table-cell>
          <table:table-cell office:value-type="float" office:value="-3.45647E-016" calcext:value-type="float">
            <text:p>-3.45647E-16</text:p>
          </table:table-cell>
          <table:table-cell/>
          <table:table-cell table:formula="of:=([.B24]-[.B23])/([.A24]-[.A23])" office:value-type="float" office:value="0.660000000000238" calcext:value-type="float">
            <text:p>0.66</text:p>
          </table:table-cell>
          <table:table-cell table:formula="of:=([.C24]-[.C23])/([.A24]-[.A23])" office:value-type="float" office:value="-0.569999999999737" calcext:value-type="float">
            <text:p>-0.57</text:p>
          </table:table-cell>
          <table:table-cell table:number-columns-repeated="2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28.2005" calcext:value-type="float">
            <text:p>28.2005</text:p>
          </table:table-cell>
          <table:table-cell office:value-type="float" office:value="-27.6261" calcext:value-type="float">
            <text:p>-27.6261</text:p>
          </table:table-cell>
          <table:table-cell office:value-type="float" office:value="-3.45468E-016" calcext:value-type="float">
            <text:p>-3.45468E-16</text:p>
          </table:table-cell>
          <table:table-cell/>
          <table:table-cell table:formula="of:=([.B25]-[.B24])/([.A25]-[.A24])" office:value-type="float" office:value="5.47000000000004" calcext:value-type="float">
            <text:p>5.47</text:p>
          </table:table-cell>
          <table:table-cell table:formula="of:=([.C25]-[.C24])/([.A25]-[.A24])" office:value-type="float" office:value="-5.10000000000019" calcext:value-type="float">
            <text:p>-5.1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8.2507" calcext:value-type="float">
            <text:p>28.2507</text:p>
          </table:table-cell>
          <table:table-cell office:value-type="float" office:value="-27.6784" calcext:value-type="float">
            <text:p>-27.6784</text:p>
          </table:table-cell>
          <table:table-cell office:value-type="float" office:value="-3.45299E-016" calcext:value-type="float">
            <text:p>-3.45299E-16</text:p>
          </table:table-cell>
          <table:table-cell/>
          <table:table-cell table:formula="of:=([.B26]-[.B25])/([.A26]-[.A25])" office:value-type="float" office:value="5.01999999999968" calcext:value-type="float">
            <text:p>5.02</text:p>
          </table:table-cell>
          <table:table-cell table:formula="of:=([.C26]-[.C25])/([.A26]-[.A25])" office:value-type="float" office:value="-5.2299999999999" calcext:value-type="float">
            <text:p>-5.23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8.209" calcext:value-type="float">
            <text:p>28.209</text:p>
          </table:table-cell>
          <table:table-cell office:value-type="float" office:value="-27.6386" calcext:value-type="float">
            <text:p>-27.6386</text:p>
          </table:table-cell>
          <table:table-cell office:value-type="float" office:value="-3.45419E-016" calcext:value-type="float">
            <text:p>-3.45419E-16</text:p>
          </table:table-cell>
          <table:table-cell/>
          <table:table-cell table:formula="of:=([.B27]-[.B26])/([.A27]-[.A26])" office:value-type="float" office:value="-4.16999999999987" calcext:value-type="float">
            <text:p>-4.17</text:p>
          </table:table-cell>
          <table:table-cell table:formula="of:=([.C27]-[.C26])/([.A27]-[.A26])" office:value-type="float" office:value="3.97999999999996" calcext:value-type="float">
            <text:p>3.98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8.1888" calcext:value-type="float">
            <text:p>28.1888</text:p>
          </table:table-cell>
          <table:table-cell office:value-type="float" office:value="-27.6178" calcext:value-type="float">
            <text:p>-27.6178</text:p>
          </table:table-cell>
          <table:table-cell office:value-type="float" office:value="-3.45472E-016" calcext:value-type="float">
            <text:p>-3.45472E-16</text:p>
          </table:table-cell>
          <table:table-cell/>
          <table:table-cell table:formula="of:=([.B28]-[.B27])/([.A28]-[.A27])" office:value-type="float" office:value="-2.01999999999991" calcext:value-type="float">
            <text:p>-2.02</text:p>
          </table:table-cell>
          <table:table-cell table:formula="of:=([.C28]-[.C27])/([.A28]-[.A27])" office:value-type="float" office:value="2.08000000000012" calcext:value-type="float">
            <text:p>2.08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8.1847" calcext:value-type="float">
            <text:p>28.1847</text:p>
          </table:table-cell>
          <table:table-cell office:value-type="float" office:value="-27.6139" calcext:value-type="float">
            <text:p>-27.6139</text:p>
          </table:table-cell>
          <table:table-cell office:value-type="float" office:value="-3.45479E-016" calcext:value-type="float">
            <text:p>-3.45479E-16</text:p>
          </table:table-cell>
          <table:table-cell/>
          <table:table-cell table:formula="of:=([.B29]-[.B28])/([.A29]-[.A28])" office:value-type="float" office:value="-0.41000000000011" calcext:value-type="float">
            <text:p>-0.41</text:p>
          </table:table-cell>
          <table:table-cell table:formula="of:=([.C29]-[.C28])/([.A29]-[.A28])" office:value-type="float" office:value="0.389999999999801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8.1851" calcext:value-type="float">
            <text:p>28.1851</text:p>
          </table:table-cell>
          <table:table-cell office:value-type="float" office:value="-27.614" calcext:value-type="float">
            <text:p>-27.614</text:p>
          </table:table-cell>
          <table:table-cell office:value-type="float" office:value="-3.45469E-016" calcext:value-type="float">
            <text:p>-3.45469E-16</text:p>
          </table:table-cell>
          <table:table-cell/>
          <table:table-cell table:formula="of:=([.B30]-[.B29])/([.A30]-[.A29])" office:value-type="float" office:value="0.0399999999999067" calcext:value-type="float">
            <text:p>0.04</text:p>
          </table:table-cell>
          <table:table-cell table:formula="of:=([.C30]-[.C29])/([.A30]-[.A29])" office:value-type="float" office:value="-0.00999999999997669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8.2119" calcext:value-type="float">
            <text:p>28.2119</text:p>
          </table:table-cell>
          <table:table-cell office:value-type="float" office:value="-27.6385" calcext:value-type="float">
            <text:p>-27.6385</text:p>
          </table:table-cell>
          <table:table-cell office:value-type="float" office:value="-3.45378E-016" calcext:value-type="float">
            <text:p>-3.45378E-16</text:p>
          </table:table-cell>
          <table:table-cell/>
          <table:table-cell table:formula="of:=([.B31]-[.B30])/([.A31]-[.A30])" office:value-type="float" office:value="2.68000000000016" calcext:value-type="float">
            <text:p>2.68</text:p>
          </table:table-cell>
          <table:table-cell table:formula="of:=([.C31]-[.C30])/([.A31]-[.A30])" office:value-type="float" office:value="-2.44999999999999" calcext:value-type="float">
            <text:p>-2.45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8.266" calcext:value-type="float">
            <text:p>28.266</text:p>
          </table:table-cell>
          <table:table-cell office:value-type="float" office:value="-27.6909" calcext:value-type="float">
            <text:p>-27.6909</text:p>
          </table:table-cell>
          <table:table-cell office:value-type="float" office:value="-3.45204E-016" calcext:value-type="float">
            <text:p>-3.45204E-16</text:p>
          </table:table-cell>
          <table:table-cell/>
          <table:table-cell table:formula="of:=([.B32]-[.B31])/([.A32]-[.A31])" office:value-type="float" office:value="5.40999999999979" calcext:value-type="float">
            <text:p>5.41</text:p>
          </table:table-cell>
          <table:table-cell table:formula="of:=([.C32]-[.C31])/([.A32]-[.A31])" office:value-type="float" office:value="-5.23999999999983" calcext:value-type="float">
            <text:p>-5.24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8.222" calcext:value-type="float">
            <text:p>28.222</text:p>
          </table:table-cell>
          <table:table-cell office:value-type="float" office:value="-27.6466" calcext:value-type="float">
            <text:p>-27.6466</text:p>
          </table:table-cell>
          <table:table-cell office:value-type="float" office:value="-3.45371E-016" calcext:value-type="float">
            <text:p>-3.45371E-16</text:p>
          </table:table-cell>
          <table:table-cell/>
          <table:table-cell table:formula="of:=([.B33]-[.B32])/([.A33]-[.A32])" office:value-type="float" office:value="-4.39999999999971" calcext:value-type="float">
            <text:p>-4.4</text:p>
          </table:table-cell>
          <table:table-cell table:formula="of:=([.C33]-[.C32])/([.A33]-[.A32])" office:value-type="float" office:value="4.43" calcext:value-type="float">
            <text:p>4.43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8.0281" calcext:value-type="float">
            <text:p>28.0281</text:p>
          </table:table-cell>
          <table:table-cell office:value-type="float" office:value="-27.446" calcext:value-type="float">
            <text:p>-27.446</text:p>
          </table:table-cell>
          <table:table-cell office:value-type="float" office:value="-3.46083E-016" calcext:value-type="float">
            <text:p>-3.46083E-16</text:p>
          </table:table-cell>
          <table:table-cell/>
          <table:table-cell table:formula="of:=([.B34]-[.B33])/([.A34]-[.A33])" office:value-type="float" office:value="-19.3900000000003" calcext:value-type="float">
            <text:p>-19.39</text:p>
          </table:table-cell>
          <table:table-cell table:formula="of:=([.C34]-[.C33])/([.A34]-[.A33])" office:value-type="float" office:value="20.0599999999998" calcext:value-type="float">
            <text:p>20.06</text:p>
          </table:table-cell>
          <table:table-cell table:number-columns-repeated="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7.649" calcext:value-type="float">
            <text:p>27.649</text:p>
          </table:table-cell>
          <table:table-cell office:value-type="float" office:value="-27.0617" calcext:value-type="float">
            <text:p>-27.0617</text:p>
          </table:table-cell>
          <table:table-cell office:value-type="float" office:value="-3.47499E-016" calcext:value-type="float">
            <text:p>-3.47499E-16</text:p>
          </table:table-cell>
          <table:table-cell/>
          <table:table-cell table:formula="of:=([.B35]-[.B34])/([.A35]-[.A34])" office:value-type="float" office:value="-37.9099999999997" calcext:value-type="float">
            <text:p>-37.91</text:p>
          </table:table-cell>
          <table:table-cell table:formula="of:=([.C35]-[.C34])/([.A35]-[.A34])" office:value-type="float" office:value="38.4300000000003" calcext:value-type="float">
            <text:p>38.43</text:p>
          </table:table-cell>
          <table:table-cell table:number-columns-repeated="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6.9335" calcext:value-type="float">
            <text:p>26.9335</text:p>
          </table:table-cell>
          <table:table-cell office:value-type="float" office:value="-26.3513" calcext:value-type="float">
            <text:p>-26.3513</text:p>
          </table:table-cell>
          <table:table-cell office:value-type="float" office:value="-3.50139E-016" calcext:value-type="float">
            <text:p>-3.50139E-16</text:p>
          </table:table-cell>
          <table:table-cell/>
          <table:table-cell table:formula="of:=([.B36]-[.B35])/([.A36]-[.A35])" office:value-type="float" office:value="-71.5500000000002" calcext:value-type="float">
            <text:p>-71.55</text:p>
          </table:table-cell>
          <table:table-cell table:formula="of:=([.C36]-[.C35])/([.A36]-[.A35])" office:value-type="float" office:value="71.0399999999999" calcext:value-type="float">
            <text:p>71.04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5.8287" calcext:value-type="float">
            <text:p>25.8287</text:p>
          </table:table-cell>
          <table:table-cell office:value-type="float" office:value="-25.2588" calcext:value-type="float">
            <text:p>-25.2588</text:p>
          </table:table-cell>
          <table:table-cell office:value-type="float" office:value="-3.54254E-016" calcext:value-type="float">
            <text:p>-3.54254E-16</text:p>
          </table:table-cell>
          <table:table-cell/>
          <table:table-cell table:formula="of:=([.B37]-[.B36])/([.A37]-[.A36])" office:value-type="float" office:value="-110.48" calcext:value-type="float">
            <text:p>-110.48</text:p>
          </table:table-cell>
          <table:table-cell table:formula="of:=([.C37]-[.C36])/([.A37]-[.A36])" office:value-type="float" office:value="109.25" calcext:value-type="float">
            <text:p>109.25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4.3786" calcext:value-type="float">
            <text:p>24.3786</text:p>
          </table:table-cell>
          <table:table-cell office:value-type="float" office:value="-23.829" calcext:value-type="float">
            <text:p>-23.829</text:p>
          </table:table-cell>
          <table:table-cell office:value-type="float" office:value="-3.59806E-016" calcext:value-type="float">
            <text:p>-3.59806E-16</text:p>
          </table:table-cell>
          <table:table-cell/>
          <table:table-cell table:formula="of:=([.B38]-[.B37])/([.A38]-[.A37])" office:value-type="float" office:value="-145.010000000001" calcext:value-type="float">
            <text:p>-145.01</text:p>
          </table:table-cell>
          <table:table-cell table:formula="of:=([.C38]-[.C37])/([.A38]-[.A37])" office:value-type="float" office:value="142.980000000001" calcext:value-type="float">
            <text:p>142.98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2.5793" calcext:value-type="float">
            <text:p>22.5793</text:p>
          </table:table-cell>
          <table:table-cell office:value-type="float" office:value="-22.0589" calcext:value-type="float">
            <text:p>-22.0589</text:p>
          </table:table-cell>
          <table:table-cell office:value-type="float" office:value="-3.66945E-016" calcext:value-type="float">
            <text:p>-3.66945E-16</text:p>
          </table:table-cell>
          <table:table-cell/>
          <table:table-cell table:formula="of:=([.B39]-[.B38])/([.A39]-[.A38])" office:value-type="float" office:value="-179.93" calcext:value-type="float">
            <text:p>-179.93</text:p>
          </table:table-cell>
          <table:table-cell table:formula="of:=([.C39]-[.C38])/([.A39]-[.A38])" office:value-type="float" office:value="177.01" calcext:value-type="float">
            <text:p>177.01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0.4503" calcext:value-type="float">
            <text:p>20.4503</text:p>
          </table:table-cell>
          <table:table-cell office:value-type="float" office:value="-19.9668" calcext:value-type="float">
            <text:p>-19.9668</text:p>
          </table:table-cell>
          <table:table-cell office:value-type="float" office:value="-3.75767E-016" calcext:value-type="float">
            <text:p>-3.75767E-16</text:p>
          </table:table-cell>
          <table:table-cell/>
          <table:table-cell table:formula="of:=([.B40]-[.B39])/([.A40]-[.A39])" office:value-type="float" office:value="-212.9" calcext:value-type="float">
            <text:p>-212.9</text:p>
          </table:table-cell>
          <table:table-cell table:formula="of:=([.C40]-[.C39])/([.A40]-[.A39])" office:value-type="float" office:value="209.21" calcext:value-type="float">
            <text:p>209.21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8.0593" calcext:value-type="float">
            <text:p>18.0593</text:p>
          </table:table-cell>
          <table:table-cell office:value-type="float" office:value="-17.6195" calcext:value-type="float">
            <text:p>-17.6195</text:p>
          </table:table-cell>
          <table:table-cell office:value-type="float" office:value="-3.86182E-016" calcext:value-type="float">
            <text:p>-3.86182E-16</text:p>
          </table:table-cell>
          <table:table-cell/>
          <table:table-cell table:formula="of:=([.B41]-[.B40])/([.A41]-[.A40])" office:value-type="float" office:value="-239.1" calcext:value-type="float">
            <text:p>-239.1</text:p>
          </table:table-cell>
          <table:table-cell table:formula="of:=([.C41]-[.C40])/([.A41]-[.A40])" office:value-type="float" office:value="234.73" calcext:value-type="float">
            <text:p>234.73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5.4636" calcext:value-type="float">
            <text:p>15.4636</text:p>
          </table:table-cell>
          <table:table-cell office:value-type="float" office:value="-15.076" calcext:value-type="float">
            <text:p>-15.076</text:p>
          </table:table-cell>
          <table:table-cell office:value-type="float" office:value="-3.98128E-016" calcext:value-type="float">
            <text:p>-3.98128E-16</text:p>
          </table:table-cell>
          <table:table-cell/>
          <table:table-cell table:formula="of:=([.B42]-[.B41])/([.A42]-[.A41])" office:value-type="float" office:value="-259.57" calcext:value-type="float">
            <text:p>-259.57</text:p>
          </table:table-cell>
          <table:table-cell table:formula="of:=([.C42]-[.C41])/([.A42]-[.A41])" office:value-type="float" office:value="254.35" calcext:value-type="float">
            <text:p>254.35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2.7254" calcext:value-type="float">
            <text:p>12.7254</text:p>
          </table:table-cell>
          <table:table-cell office:value-type="float" office:value="-12.394" calcext:value-type="float">
            <text:p>-12.394</text:p>
          </table:table-cell>
          <table:table-cell office:value-type="float" office:value="-4.11563E-016" calcext:value-type="float">
            <text:p>-4.11563E-16</text:p>
          </table:table-cell>
          <table:table-cell/>
          <table:table-cell table:formula="of:=([.B43]-[.B42])/([.A43]-[.A42])" office:value-type="float" office:value="-273.82" calcext:value-type="float">
            <text:p>-273.82</text:p>
          </table:table-cell>
          <table:table-cell table:formula="of:=([.C43]-[.C42])/([.A43]-[.A42])" office:value-type="float" office:value="268.2" calcext:value-type="float">
            <text:p>268.2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0.0157" calcext:value-type="float">
            <text:p>10.0157</text:p>
          </table:table-cell>
          <table:table-cell office:value-type="float" office:value="-9.73666" calcext:value-type="float">
            <text:p>-9.73666</text:p>
          </table:table-cell>
          <table:table-cell office:value-type="float" office:value="-4.25753E-016" calcext:value-type="float">
            <text:p>-4.25753E-16</text:p>
          </table:table-cell>
          <table:table-cell/>
          <table:table-cell table:formula="of:=([.B44]-[.B43])/([.A44]-[.A43])" office:value-type="float" office:value="-270.970000000001" calcext:value-type="float">
            <text:p>-270.97</text:p>
          </table:table-cell>
          <table:table-cell table:formula="of:=([.C44]-[.C43])/([.A44]-[.A43])" office:value-type="float" office:value="265.734000000001" calcext:value-type="float">
            <text:p>265.734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7.49829" calcext:value-type="float">
            <text:p>7.49829</text:p>
          </table:table-cell>
          <table:table-cell office:value-type="float" office:value="-7.2674" calcext:value-type="float">
            <text:p>-7.2674</text:p>
          </table:table-cell>
          <table:table-cell office:value-type="float" office:value="-4.39815E-016" calcext:value-type="float">
            <text:p>-4.39815E-16</text:p>
          </table:table-cell>
          <table:table-cell/>
          <table:table-cell table:formula="of:=([.B45]-[.B44])/([.A45]-[.A44])" office:value-type="float" office:value="-251.741" calcext:value-type="float">
            <text:p>-251.741</text:p>
          </table:table-cell>
          <table:table-cell table:formula="of:=([.C45]-[.C44])/([.A45]-[.A44])" office:value-type="float" office:value="246.926" calcext:value-type="float">
            <text:p>246.926</text:p>
          </table:table-cell>
          <table:table-cell table:number-columns-repeated="2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5.28048" calcext:value-type="float">
            <text:p>5.28048</text:p>
          </table:table-cell>
          <table:table-cell office:value-type="float" office:value="-5.09148" calcext:value-type="float">
            <text:p>-5.09148</text:p>
          </table:table-cell>
          <table:table-cell office:value-type="float" office:value="-4.52997E-016" calcext:value-type="float">
            <text:p>-4.52997E-16</text:p>
          </table:table-cell>
          <table:table-cell/>
          <table:table-cell table:formula="of:=([.B46]-[.B45])/([.A46]-[.A45])" office:value-type="float" office:value="-221.781" calcext:value-type="float">
            <text:p>-221.781</text:p>
          </table:table-cell>
          <table:table-cell table:formula="of:=([.C46]-[.C45])/([.A46]-[.A45])" office:value-type="float" office:value="217.592" calcext:value-type="float">
            <text:p>217.592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3.44236" calcext:value-type="float">
            <text:p>3.44236</text:p>
          </table:table-cell>
          <table:table-cell office:value-type="float" office:value="-3.28753" calcext:value-type="float">
            <text:p>-3.28753</text:p>
          </table:table-cell>
          <table:table-cell office:value-type="float" office:value="-4.6458E-016" calcext:value-type="float">
            <text:p>-4.6458E-16</text:p>
          </table:table-cell>
          <table:table-cell/>
          <table:table-cell table:formula="of:=([.B47]-[.B46])/([.A47]-[.A46])" office:value-type="float" office:value="-183.812" calcext:value-type="float">
            <text:p>-183.812</text:p>
          </table:table-cell>
          <table:table-cell table:formula="of:=([.C47]-[.C46])/([.A47]-[.A46])" office:value-type="float" office:value="180.395" calcext:value-type="float">
            <text:p>180.395</text:p>
          </table:table-cell>
          <table:table-cell table:number-columns-repeated="2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.03137" calcext:value-type="float">
            <text:p>2.03137</text:p>
          </table:table-cell>
          <table:table-cell office:value-type="float" office:value="-1.90303" calcext:value-type="float">
            <text:p>-1.90303</text:p>
          </table:table-cell>
          <table:table-cell office:value-type="float" office:value="-4.73888E-016" calcext:value-type="float">
            <text:p>-4.73888E-16</text:p>
          </table:table-cell>
          <table:table-cell/>
          <table:table-cell table:formula="of:=([.B48]-[.B47])/([.A48]-[.A47])" office:value-type="float" office:value="-141.099" calcext:value-type="float">
            <text:p>-141.099</text:p>
          </table:table-cell>
          <table:table-cell table:formula="of:=([.C48]-[.C47])/([.A48]-[.A47])" office:value-type="float" office:value="138.45" calcext:value-type="float">
            <text:p>138.45</text:p>
          </table:table-cell>
          <table:table-cell table:number-columns-repeated="2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.06213" calcext:value-type="float">
            <text:p>1.06213</text:p>
          </table:table-cell>
          <table:table-cell office:value-type="float" office:value="-0.948216" calcext:value-type="float">
            <text:p>-0.948216</text:p>
          </table:table-cell>
          <table:table-cell office:value-type="float" office:value="-4.80198E-016" calcext:value-type="float">
            <text:p>-4.80198E-16</text:p>
          </table:table-cell>
          <table:table-cell/>
          <table:table-cell table:formula="of:=([.B49]-[.B48])/([.A49]-[.A48])" office:value-type="float" office:value="-96.9239999999999" calcext:value-type="float">
            <text:p>-96.924</text:p>
          </table:table-cell>
          <table:table-cell table:formula="of:=([.C49]-[.C48])/([.A49]-[.A48])" office:value-type="float" office:value="95.4813999999999" calcext:value-type="float">
            <text:p>95.4814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509649" calcext:value-type="float">
            <text:p>0.509649</text:p>
          </table:table-cell>
          <table:table-cell office:value-type="float" office:value="-0.390104" calcext:value-type="float">
            <text:p>-0.390104</text:p>
          </table:table-cell>
          <table:table-cell office:value-type="float" office:value="-4.81414E-016" calcext:value-type="float">
            <text:p>-4.81414E-16</text:p>
          </table:table-cell>
          <table:table-cell/>
          <table:table-cell table:formula="of:=([.B50]-[.B49])/([.A50]-[.A49])" office:value-type="float" office:value="-55.2481000000003" calcext:value-type="float">
            <text:p>-55.2481</text:p>
          </table:table-cell>
          <table:table-cell table:formula="of:=([.C50]-[.C49])/([.A50]-[.A49])" office:value-type="float" office:value="55.8112000000003" calcext:value-type="float">
            <text:p>55.8112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275561" calcext:value-type="float">
            <text:p>0.275561</text:p>
          </table:table-cell>
          <table:table-cell office:value-type="float" office:value="-0.134005" calcext:value-type="float">
            <text:p>-0.134005</text:p>
          </table:table-cell>
          <table:table-cell office:value-type="float" office:value="-4.80815E-016" calcext:value-type="float">
            <text:p>-4.80815E-16</text:p>
          </table:table-cell>
          <table:table-cell/>
          <table:table-cell table:formula="of:=([.B51]-[.B50])/([.A51]-[.A50])" office:value-type="float" office:value="-23.4088" calcext:value-type="float">
            <text:p>-23.4088</text:p>
          </table:table-cell>
          <table:table-cell table:formula="of:=([.C51]-[.C50])/([.A51]-[.A50])" office:value-type="float" office:value="25.6099" calcext:value-type="float">
            <text:p>25.6099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96644" calcext:value-type="float">
            <text:p>0.196644</text:p>
          </table:table-cell>
          <table:table-cell office:value-type="float" office:value="-0.0219477" calcext:value-type="float">
            <text:p>-0.0219477</text:p>
          </table:table-cell>
          <table:table-cell office:value-type="float" office:value="-4.79386E-016" calcext:value-type="float">
            <text:p>-4.79386E-16</text:p>
          </table:table-cell>
          <table:table-cell/>
          <table:table-cell table:formula="of:=([.B52]-[.B51])/([.A52]-[.A51])" office:value-type="float" office:value="-7.8917" calcext:value-type="float">
            <text:p>-7.8917</text:p>
          </table:table-cell>
          <table:table-cell table:formula="of:=([.C52]-[.C51])/([.A52]-[.A51])" office:value-type="float" office:value="11.20573" calcext:value-type="float">
            <text:p>11.20573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18112" calcext:value-type="float">
            <text:p>0.18112</text:p>
          </table:table-cell>
          <table:table-cell office:value-type="float" office:value="0.032526" calcext:value-type="float">
            <text:p>0.032526</text:p>
          </table:table-cell>
          <table:table-cell office:value-type="float" office:value="-4.78581E-016" calcext:value-type="float">
            <text:p>-4.78581E-16</text:p>
          </table:table-cell>
          <table:table-cell/>
          <table:table-cell table:formula="of:=([.B53]-[.B52])/([.A53]-[.A52])" office:value-type="float" office:value="-1.5524" calcext:value-type="float">
            <text:p>-1.5524</text:p>
          </table:table-cell>
          <table:table-cell table:formula="of:=([.C53]-[.C52])/([.A53]-[.A52])" office:value-type="float" office:value="5.44737" calcext:value-type="float">
            <text:p>5.44737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199432" calcext:value-type="float">
            <text:p>0.199432</text:p>
          </table:table-cell>
          <table:table-cell office:value-type="float" office:value="0.0574076" calcext:value-type="float">
            <text:p>0.0574076</text:p>
          </table:table-cell>
          <table:table-cell office:value-type="float" office:value="-4.77806E-016" calcext:value-type="float">
            <text:p>-4.77806E-16</text:p>
          </table:table-cell>
          <table:table-cell/>
          <table:table-cell table:formula="of:=([.B54]-[.B53])/([.A54]-[.A53])" office:value-type="float" office:value="1.8312" calcext:value-type="float">
            <text:p>1.8312</text:p>
          </table:table-cell>
          <table:table-cell table:formula="of:=([.C54]-[.C53])/([.A54]-[.A53])" office:value-type="float" office:value="2.48816" calcext:value-type="float">
            <text:p>2.48816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209347" calcext:value-type="float">
            <text:p>0.209347</text:p>
          </table:table-cell>
          <table:table-cell office:value-type="float" office:value="0.0932337" calcext:value-type="float">
            <text:p>0.0932337</text:p>
          </table:table-cell>
          <table:table-cell office:value-type="float" office:value="-4.76585E-016" calcext:value-type="float">
            <text:p>-4.76585E-16</text:p>
          </table:table-cell>
          <table:table-cell/>
          <table:table-cell table:formula="of:=([.B55]-[.B54])/([.A55]-[.A54])" office:value-type="float" office:value="0.991499999999997" calcext:value-type="float">
            <text:p>0.9915</text:p>
          </table:table-cell>
          <table:table-cell table:formula="of:=([.C55]-[.C54])/([.A55]-[.A54])" office:value-type="float" office:value="3.58261" calcext:value-type="float">
            <text:p>3.58261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193906" calcext:value-type="float">
            <text:p>0.193906</text:p>
          </table:table-cell>
          <table:table-cell office:value-type="float" office:value="0.154967" calcext:value-type="float">
            <text:p>0.154967</text:p>
          </table:table-cell>
          <table:table-cell office:value-type="float" office:value="-4.74355E-016" calcext:value-type="float">
            <text:p>-4.74355E-16</text:p>
          </table:table-cell>
          <table:table-cell/>
          <table:table-cell table:formula="of:=([.B56]-[.B55])/([.A56]-[.A55])" office:value-type="float" office:value="-1.5441" calcext:value-type="float">
            <text:p>-1.5441</text:p>
          </table:table-cell>
          <table:table-cell table:formula="of:=([.C56]-[.C55])/([.A56]-[.A55])" office:value-type="float" office:value="6.17332999999999" calcext:value-type="float">
            <text:p>6.17333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148191" calcext:value-type="float">
            <text:p>0.148191</text:p>
          </table:table-cell>
          <table:table-cell office:value-type="float" office:value="0.245007" calcext:value-type="float">
            <text:p>0.245007</text:p>
          </table:table-cell>
          <table:table-cell office:value-type="float" office:value="-4.70821E-016" calcext:value-type="float">
            <text:p>-4.70821E-16</text:p>
          </table:table-cell>
          <table:table-cell/>
          <table:table-cell table:formula="of:=([.B57]-[.B56])/([.A57]-[.A56])" office:value-type="float" office:value="-4.5715" calcext:value-type="float">
            <text:p>-4.5715</text:p>
          </table:table-cell>
          <table:table-cell table:formula="of:=([.C57]-[.C56])/([.A57]-[.A56])" office:value-type="float" office:value="9.00399999999999" calcext:value-type="float">
            <text:p>9.004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799619" calcext:value-type="float">
            <text:p>0.0799619</text:p>
          </table:table-cell>
          <table:table-cell office:value-type="float" office:value="0.351432" calcext:value-type="float">
            <text:p>0.351432</text:p>
          </table:table-cell>
          <table:table-cell office:value-type="float" office:value="-4.66551E-016" calcext:value-type="float">
            <text:p>-4.66551E-16</text:p>
          </table:table-cell>
          <table:table-cell/>
          <table:table-cell table:formula="of:=([.B58]-[.B57])/([.A58]-[.A57])" office:value-type="float" office:value="-6.82290999999999" calcext:value-type="float">
            <text:p>-6.82291</text:p>
          </table:table-cell>
          <table:table-cell table:formula="of:=([.C58]-[.C57])/([.A58]-[.A57])" office:value-type="float" office:value="10.6425" calcext:value-type="float">
            <text:p>10.6425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177463" calcext:value-type="float">
            <text:p>0.0177463</text:p>
          </table:table-cell>
          <table:table-cell office:value-type="float" office:value="0.442698" calcext:value-type="float">
            <text:p>0.442698</text:p>
          </table:table-cell>
          <table:table-cell office:value-type="float" office:value="-4.63298E-016" calcext:value-type="float">
            <text:p>-4.63298E-16</text:p>
          </table:table-cell>
          <table:table-cell/>
          <table:table-cell table:formula="of:=([.B59]-[.B58])/([.A59]-[.A58])" office:value-type="float" office:value="-6.22156" calcext:value-type="float">
            <text:p>-6.22156</text:p>
          </table:table-cell>
          <table:table-cell table:formula="of:=([.C59]-[.C58])/([.A59]-[.A58])" office:value-type="float" office:value="9.12659999999999" calcext:value-type="float">
            <text:p>9.1266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-0.0434109" calcext:value-type="float">
            <text:p>-0.0434109</text:p>
          </table:table-cell>
          <table:table-cell office:value-type="float" office:value="0.524" calcext:value-type="float">
            <text:p>0.524</text:p>
          </table:table-cell>
          <table:table-cell office:value-type="float" office:value="-4.61706E-016" calcext:value-type="float">
            <text:p>-4.61706E-16</text:p>
          </table:table-cell>
          <table:table-cell/>
          <table:table-cell table:formula="of:=([.B60]-[.B59])/([.A60]-[.A59])" office:value-type="float" office:value="-6.11572000000006" calcext:value-type="float">
            <text:p>-6.11572</text:p>
          </table:table-cell>
          <table:table-cell table:formula="of:=([.C60]-[.C59])/([.A60]-[.A59])" office:value-type="float" office:value="8.13020000000009" calcext:value-type="float">
            <text:p>8.1302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123351" calcext:value-type="float">
            <text:p>-0.123351</text:p>
          </table:table-cell>
          <table:table-cell office:value-type="float" office:value="0.610742" calcext:value-type="float">
            <text:p>0.610742</text:p>
          </table:table-cell>
          <table:table-cell office:value-type="float" office:value="-4.61598E-016" calcext:value-type="float">
            <text:p>-4.61598E-16</text:p>
          </table:table-cell>
          <table:table-cell/>
          <table:table-cell table:formula="of:=([.B61]-[.B60])/([.A61]-[.A60])" office:value-type="float" office:value="-7.99400999999999" calcext:value-type="float">
            <text:p>-7.99401</text:p>
          </table:table-cell>
          <table:table-cell table:formula="of:=([.C61]-[.C60])/([.A61]-[.A60])" office:value-type="float" office:value="8.67419999999999" calcext:value-type="float">
            <text:p>8.6742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196692" calcext:value-type="float">
            <text:p>-0.196692</text:p>
          </table:table-cell>
          <table:table-cell office:value-type="float" office:value="0.675622" calcext:value-type="float">
            <text:p>0.675622</text:p>
          </table:table-cell>
          <table:table-cell office:value-type="float" office:value="-4.62949E-016" calcext:value-type="float">
            <text:p>-4.62949E-16</text:p>
          </table:table-cell>
          <table:table-cell/>
          <table:table-cell table:formula="of:=([.B62]-[.B61])/([.A62]-[.A61])" office:value-type="float" office:value="-7.33409999999991" calcext:value-type="float">
            <text:p>-7.3341</text:p>
          </table:table-cell>
          <table:table-cell table:formula="of:=([.C62]-[.C61])/([.A62]-[.A61])" office:value-type="float" office:value="6.48799999999992" calcext:value-type="float">
            <text:p>6.48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2T15:53:09.479641428</dc:date>
    <meta:editing-duration>PT4M47S</meta:editing-duration>
    <meta:editing-cycles>1</meta:editing-cycles>
    <meta:document-statistic meta:table-count="1" meta:cell-count="370" meta:object-count="0"/>
    <meta:generator>LibreOffice/5.1.4.2$Linux_X86_64 LibreOffice_project/10m0$Build-2</meta:generator>
  </office:meta>
</office:document-meta>
</file>